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Basic/Standard/script-lb.xml" manifest:media-type="text/xml"/>
  <manifest:file-entry manifest:full-path="Basic/script-lc.xml" manifest:media-type="text/xml"/>
  <manifest:file-entry manifest:full-path="Basic/Project/script-lb.xml" manifest:media-type="text/xml"/>
  <manifest:file-entry manifest:full-path="Basic/Project/ThisDocument.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list-style-name="WW8Num2">
      <style:text-properties fo:font-size="11pt" style:font-size-asian="11pt" style:font-size-complex="11pt"/>
    </style:style>
    <style:style style:name="P3" style:family="paragraph" style:parent-style-name="Standard" style:list-style-name="WW8Num2"/>
    <style:style style:name="P4" style:family="paragraph" style:parent-style-name="Standard">
      <style:paragraph-properties fo:margin-left="0.5in" fo:margin-right="0in" fo:text-indent="0in" style:auto-text-indent="false"/>
      <style:text-properties fo:font-size="11pt" style:font-size-asian="11pt" style:font-size-complex="11pt"/>
    </style:style>
    <style:style style:name="P5" style:family="paragraph" style:parent-style-name="Standard" style:master-page-name="Standard">
      <style:paragraph-properties style:page-number="auto"/>
    </style:style>
    <style:style style:name="P6" style:family="paragraph" style:parent-style-name="Normal_20__28_Web_29_">
      <style:paragraph-properties style:line-height-at-least="0.1874in" fo:background-color="#ffffff">
        <style:background-image/>
      </style:paragraph-properties>
    </style:style>
    <style:style style:name="T1" style:family="text">
      <style:text-properties fo:font-size="11pt" style:font-size-asian="11pt" style:font-size-complex="11pt"/>
    </style:style>
    <style:style style:name="T2" style:family="text">
      <style:text-properties fo:font-size="11pt" fo:font-style="italic" style:font-size-asian="11pt" style:font-style-asian="italic" style:font-size-complex="11pt"/>
    </style:style>
    <style:style style:name="T3" style:family="text">
      <style:text-properties fo:font-style="italic"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Steve Atkins, Ph.D.</text:span></text:p>
      <text:p text:style-name="Standard"><text:span text:style-name="T1">910 Francesca Court</text:span></text:p>
      <text:p text:style-name="Standard"><text:span text:style-name="T1">Punta Gorda, Fl 33950</text:span></text:p>
      <text:p text:style-name="Standard"><text:span text:style-name="T1">(336)710-9122</text:span></text:p>
      <text:p text:style-name="P1"/>
      <text:p text:style-name="Standard"><text:span text:style-name="T1">October 3, 2012</text:span></text:p>
      <text:p text:style-name="P1"/>
      <text:p text:style-name="Standard"><text:span text:style-name="T1">Search Committee Vice Provost, Institutional Effectiveness:</text:span></text:p>
      <text:p text:style-name="P1"/>
      <text:p text:style-name="P6"><text:span text:style-name="T1">I am an experienced leader with progressively responsible positions in higher education. My professional background, complemented by creative and collaborative leadership, and strong interpersonal and communication skills, makes me an excellent candidate for the position of Vice Provost, Institutional Effectiveness at Miami Dade College. Moreover, I am very familiar with all aspects of planning, institutional effectiveness and research, outcomes assessment, program evaluation and accountability, and accreditation. I have a great desire to be part of a college that practices with integrity its core mission. Throughout my tenure in college administration, I have worked diligently to engender a culture that measures its success relative to </text:span>improving student learning and enhancing the lives of students<text:span text:style-name="T1">. <text:s/>I have a broad understanding of the challenges and opportunities that public colleges are facing and welcome the chance to meet with the search committee to discuss my candidacy.</text:span></text:p>
      <text:p text:style-name="P6"><text:span text:style-name="T1">I am attaching my curriculum vitae to this letter, along with artifacts that support my capabilities and competence as a college administrator with particular expertise in institutional effectiveness, and the names and contact information of individuals who will serve as my references. (Please do not contact them without first notifying me.) I am also listing below certain of my accomplishments and interests that fit most closely with my perception of what Miami Dade College is seeking in a Vice Provost, Institutional Effectiveness:</text:span></text:p>
      <text:list xml:id="list5717502533396719002" text:style-name="WW8Num2">
        <text:list-item>
          <text:p text:style-name="P3"><text:span text:style-name="T1">I have successfully served two colleges in a variety of roles, one in North Carolina and the other in Florida. I spent twenty-one years at Surry Community College in North Carolina as full-time faculty member, Dean of Arts and Sciences, and Vice President of Academic and Student Affairs. For the past four years I have been employed by Edison State College (ESC). I was originally hired as Dean of Edison’s Charlotte campus and after my first year was promoted to District Vice President of Academic and Student Affairs where I served for three years. </text:span></text:p>
        </text:list-item>
        <text:list-item>
          <text:p text:style-name="P3"><text:span text:style-name="T1">At SCC, I spearheaded a nationally recognized Learning Initiative and Quality Enhancement Plan. Specific activities at SCC included initiation of a professional development model in critical thinking, implementation of an institutional portfolio model for assessing learning outcomes, an innovative process for mapping college programs for evaluation and for new program development, development of the college’s faculty evaluation model to accommodate a learning-centered perspective, and implementation of a First-Year Experience Program. </text:span></text:p>
        </text:list-item>
        <text:list-item>
          <text:p text:style-name="P3"><text:span text:style-name="T1">The SCC Learning Initiative resulted in national and international recognition for the college and culminated in attaining the Excellence in Critical Thinking Award at the 26th International Conference on Critical Thinking. This award was presented at the opening address and keynote session of the conference, which was attended by more than 400 international educators, government leaders, and business representatives. In addition to this honor, the college was featured by Kay McClenney in the </text:span>February ‘06 edition of the <text:span text:style-name="T3">Community College Journal</text:span>. The article, entitled “Effective Educational Practice,” explains how the college brought together faculty to discuss ways to decrease the amount of class time spent on lecture and increase the amount of time students work together to process information and generate their own solutions to problems. In addition to this publication, the college was featured in the SACS Accreditation Toolkit as an example of how colleges are using the <text:soft-page-break/><text:span text:style-name="T3">Community College of Survey of Student Engagement</text:span> (<text:span text:style-name="T3">CCSSE</text:span>) data to promote student learning throughout the accreditation review process. .</text:p>
        </text:list-item>
        <text:list-item>
          <text:p text:style-name="P3"><text:span text:style-name="T1">In 2003, at Dr. Terry O’Banion’s request, I co-authored an article published in the League for Innovation in the Community College’s </text:span><text:span text:style-name="T2">Learning Abstracts</text:span><text:span text:style-name="T1"> to tell the Surry Community College story. For the several years, I have been one of only a few presenters invited by the Foundation for Critical Thinking to speak at the Foundation’s International Conference on Critical Thinking in Berkeley, CA. In addition, Surry’s professional development model is featured in an online article by the Foundation’s president, Dr. Linda Elder. </text:span></text:p>
        </text:list-item>
        <text:list-item>
          <text:p text:style-name="P2">As a result of these efforts, I have become a sought-after consultant in the areas of accreditation, learning outcomes, critical thinking, and the learning college concept. I have been appointed to serve on the National Advisory Committee for Excellence in Critical Thinking and the Advisory Committee for Graduate Programs in Community College Education and Adult Learning at the University of North Carolina--Greensboro. In addition to these appointments, at the request of community colleges in Tennessee, Alabama, and Texas, I served as lead QEP evaluator as part of the SACS accreditation process. Also, I am currently serving on a special SACS investigative team to review accreditation issues at a large multi-campus and online university. </text:p>
        </text:list-item>
        <text:list-item>
          <text:p text:style-name="P3"><text:span text:style-name="T1">In 2008, at Edison State College, I led the development of a new learning outcomes model. The model, based on the work of Dr. Ruth Stiehl, Professor Emeritus, Instructional Systems, Oregon State University, focuses on authentic outcomes and assessment practices, curriculum mapping, and development of common performance indicators for college programs. In 2009, I facilitated the development of a new model for college-wide assessment for general education. This model involves the collection and review of student projects produced in courses throughout the curriculum for each of the five general education competencies. The implementation has facilitated the integration of the competencies throughout the curriculum.</text:span></text:p>
        </text:list-item>
        <text:list-item>
          <text:p text:style-name="P3"><text:span text:style-name="T1">During my tenure at Surry CC, I developed a reputation for innovation. In particular, I led the development of a novel program to support the local wine industry that resulted in Surry Community College becoming the only postsecondary institution on the east coast, with the exception of Cornell University, with a commercial teaching winery, vineyard, and enology laboratory. In fact, the program and its role in developing partnerships to support the region’s economic development were featured in the </text:span><text:span text:style-name="T2">New York Times</text:span><text:span text:style-name="T1">, the </text:span><text:span text:style-name="T2">London Financial Times</text:span><text:span text:style-name="T1">, and on </text:span><text:span text:style-name="T2">National Public Radio</text:span><text:span text:style-name="T1">. <text:s text:c="2"/></text:span></text:p>
        </text:list-item>
        <text:list-item>
          <text:p text:style-name="P3"><text:span text:style-name="T1">During my tenure at ESC, the college experienced a 42% increase in FTE over a three-year period. Inherent to the growth was a significant increase in the number of students testing into developmental studies courses. The shift in student learning needs, combined with historical challenges of student success and retention, prompted a sustained and deliberate effort to develop an improvement plan focusing on the entire experience of first-year students. In fall 2008, I led more than 80 faculty, staff, students and administrators in a comprehensive self-study, under the auspices of the Foundations of Excellence® in the First College Year (FOE), with Dr. John N. Gardner serving as an advisor and consultant. The implementation of this important study is in process and will serve as one of the foundational elements for the institution’s Quality Enhancement Plan (QEP).</text:span></text:p>
        </text:list-item>
        <text:list-item>
          <text:p text:style-name="P3"><text:span text:style-name="T1">To complement the FOE study, I wanted to ensure that its developmental studies program provided excellent teaching and related practices and support for all students. In spring 2010, I asked Dr. Barbara S. Bonham and Dr. Hunter R. Boylan of the National Center for Developmental Education to conduct a comprehensive program review of developmental education at Edison State College. Their report served as an impetus for numerous reform initiatives in the area of developmental education implemented in summer 2010.</text:span></text:p>
        </text:list-item>
        <text:list-item>
          <text:p text:style-name="P3"><text:span text:style-name="T1">In 2010, I led the development of a learning-centered adjunct evaluation model that more closely resembles the in-depth analysis reflected in the expectations of teaching and learning of full-time faculty. The unique adjunct evaluation model included development of rubrics to ensure consistency of the evaluations by faculty chairs and academic administrators.  The process </text:span><text:soft-page-break/><text:span text:style-name="T1">includes a portfolio that aligns teaching practices and goals with evaluation instruments and other methods for analyzing teaching and learning.  <text:s/></text:span></text:p>
        </text:list-item>
      </text:list>
      <text:p text:style-name="P4"/>
      <text:p text:style-name="P4"/>
      <text:p text:style-name="Standard"><text:span text:style-name="T1">Perhaps my greatest strength is working closely with college faculty and administration in the implementation of assessment processes for courses, programs and degrees. My resume will depict that I have an abundance of experience mentoring, training and supporting faculty and academic leadership in the creation of learning outcomes, and strategies and tools used to assess these outcomes. Moreover, I have developed professional development models and Academic Support Centers at two colleges that focus on professional development. My background in teaching statistics and creating data driven approaches has provided me skill in dissemination of data and presenting information in clear and understandable terms to a variety of audiences. Moreover, I presented workshops on assessing student learning outcomes during the “Florida Association of Community Colleges”, Spring Conference, Orlando, Fl; April, 2010. In addition, I was invited to conduct a workshop at Indian River State College on assessment during the college’s spring convocation; January 2011. </text:span></text:p>
      <text:p text:style-name="P1"/>
      <text:p text:style-name="Standard"><text:span text:style-name="T1">There are several reasons I would very much like to serve Miami Dade College in a supporting role in outcomes assessment and professional development. The most salient reason that I am interested is the opportunity to work closely with the College’s leadership team in an environment that is consistent with my own philosophy of higher education practices. For years, I have been charged with transforming a community college to focus on quality - quality teaching and learning, programs, and service to the community. In doing this, I have focused on best practices from the research literature and experiences of high performance colleges around the nation. I have learned much and I’m looking for a new challenge. I love new ideas and developing and implementing thoughtful innovations to address problems that colleges encounter. I ask that you consider my proven track record of accomplishment as a thoughtful and caring leader, and a strategic thinker. I am not interested in working at an institution satisfied with the status quo, but seek instead to work with faculty, staff, students, and administrators who are committed to creating a college experience that is the best that it can be. </text:span></text:p>
      <text:p text:style-name="P1"/>
      <text:p text:style-name="Standard"><text:span text:style-name="T1">Enclosed is my resume for your review. I would like to be considered for the Vice Provost position and look forward to beginning discussions soon.</text:span></text:p>
      <text:p text:style-name="P1"/>
      <text:p text:style-name="P1">Sincerely,</text:p>
      <text:p text:style-name="P1"/>
      <text:p text:style-name="P1"/>
      <text:p text:style-name="P1"/>
      <text:p text:style-name="Standard"><text:span text:style-name="T1">Steve Atkins, Ph.D.</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class="text">
      <style:paragraph-properties fo:margin-top="0.1945in" fo:margin-bottom="0.1945in"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945in" fo:margin-bottom="0.194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style:contextual-spacing="false"/>
      <style:text-properties fo:font-size="13.5pt" fo:font-weight="bold" style:font-size-asian="13.5pt" style:font-weight-asian="bold" style:font-size-complex="13.5pt" style:font-weight-complex="bold"/>
    </style:style>
    <style:style style:name="Body_20_Text_20_2" style:display-name="Body Text 2" style:family="paragraph" style:parent-style-name="Standard">
      <style:paragraph-properties fo:margin-top="0in" fo:margin-bottom="0.0835in" style:contextual-spacing="false" fo:line-height="200%"/>
    </style:style>
    <style:style style:name="Normal_20__28_Web_29_" style:display-name="Normal (Web)" style:family="paragraph" style:parent-style-name="Standard">
      <style:paragraph-properties fo:margin-top="0.1945in" fo:margin-bottom="0.1945in" style:contextual-spacing="false"/>
    </style:style>
    <style:style style:name="stbuttontext" style:family="paragraph" style:parent-style-name="Standard">
      <style:paragraph-properties fo:margin-top="0.1945in" fo:margin-bottom="0.1945in" style:contextual-spacing="false" style:line-height-at-least="0.1772in"/>
    </style:style>
    <style:style style:name="stico_5f_default" style:display-name="stico_default" style:family="paragraph" style:parent-style-name="Standard">
      <style:paragraph-properties fo:margin-top="0.1945in" fo:margin-bottom="0.1945in" style:contextual-spacing="false"/>
    </style:style>
    <style:style style:name="stico_5f_rotate" style:display-name="stico_rotate" style:family="paragraph" style:parent-style-name="Standard">
      <style:paragraph-properties fo:margin-top="0.1945in" fo:margin-bottom="0.1945in" style:contextual-spacing="false"/>
    </style:style>
    <style:style style:name="stwrapper" style:family="paragraph" style:parent-style-name="Standard"/>
    <style:style style:name="stwrapper2" style:family="paragraph" style:parent-style-name="Standard"/>
    <style:style style:name="stclose" style:family="paragraph" style:parent-style-name="Standard">
      <style:paragraph-properties style:line-height-at-least="0.1665in"/>
      <style:text-properties style:font-name="Helvetica" style:font-name-complex="Helvetica"/>
    </style:style>
    <style:style style:name="stclosenew2" style:family="paragraph" style:parent-style-name="Standard"/>
    <style:style style:name="fb_5f_reset" style:display-name="fb_reset" style:family="paragraph" style:parent-style-name="Standard">
      <style:text-properties fo:color="#000000" style:font-name="Tahoma" fo:font-size="8.5pt" style:font-size-asian="8.5pt" style:font-name-complex="Tahoma" style:font-size-complex="8.5pt"/>
    </style:style>
    <style:style style:name="fb_5f_dialog_5f_advanced" style:display-name="fb_dialog_advanced" style:family="paragraph" style:parent-style-name="Standard">
      <style:paragraph-properties fo:margin-top="0.1945in" fo:margin-bottom="0.1945in" style:contextual-spacing="false"/>
    </style:style>
    <style:style style:name="fb_5f_dialog_5f_content" style:display-name="fb_dialog_content" style:family="paragraph" style:parent-style-name="Standard">
      <style:paragraph-properties fo:margin-top="0.1945in" fo:margin-bottom="0.1945in" style:contextual-spacing="false" fo:background-color="#ffffff">
        <style:background-image/>
      </style:paragraph-properties>
      <style:text-properties fo:color="#333333"/>
    </style:style>
    <style:style style:name="fb_5f_dialog_5f_close_5f_icon" style:display-name="fb_dialog_close_icon" style:family="paragraph" style:parent-style-name="Standard">
      <style:paragraph-properties fo:margin-top="0.1945in" fo:margin-bottom="0.1945in" style:contextual-spacing="false"/>
    </style:style>
    <style:style style:name="fb_5f_dialog_5f_loader" style:display-name="fb_dialog_loader" style:family="paragraph" style:parent-style-name="Standard">
      <style:paragraph-properties fo:margin-top="0.1945in" fo:margin-bottom="0.1945in" style:contextual-spacing="false" fo:background-color="#f2f2f2" fo:padding="0.2083in" fo:border="0.74pt solid #808080">
        <style:background-image/>
      </style:paragraph-properties>
      <style:text-properties fo:font-size="18pt" style:font-size-asian="18pt" style:font-size-complex="18pt"/>
    </style:style>
    <style:style style:name="fb_5f_dialog_5f_top_5f_left" style:display-name="fb_dialog_top_left" style:family="paragraph" style:parent-style-name="Standard">
      <style:paragraph-properties fo:margin-top="0.1945in" fo:margin-bottom="0.1945in" style:contextual-spacing="false"/>
    </style:style>
    <style:style style:name="fb_5f_dialog_5f_top_5f_right" style:display-name="fb_dialog_top_right" style:family="paragraph" style:parent-style-name="Standard">
      <style:paragraph-properties fo:margin-top="0.1945in" fo:margin-bottom="0.1945in" style:contextual-spacing="false"/>
    </style:style>
    <style:style style:name="fb_5f_dialog_5f_bottom_5f_left" style:display-name="fb_dialog_bottom_left" style:family="paragraph" style:parent-style-name="Standard">
      <style:paragraph-properties fo:margin-top="0.1945in" fo:margin-bottom="0.1945in" style:contextual-spacing="false"/>
    </style:style>
    <style:style style:name="fb_5f_dialog_5f_bottom_5f_right" style:display-name="fb_dialog_bottom_right" style:family="paragraph" style:parent-style-name="Standard">
      <style:paragraph-properties fo:margin-top="0.1945in" fo:margin-bottom="0.1945in" style:contextual-spacing="false"/>
    </style:style>
    <style:style style:name="fb_5f_dialog_5f_vert_5f_left" style:display-name="fb_dialog_vert_left" style:family="paragraph" style:parent-style-name="Standard">
      <style:paragraph-properties fo:margin-left="-0.1043in" fo:margin-right="0in" fo:margin-top="0.1945in" fo:margin-bottom="0.1945in" style:contextual-spacing="false" fo:text-indent="0in" style:auto-text-indent="false" fo:background-color="#525252">
        <style:background-image/>
      </style:paragraph-properties>
    </style:style>
    <style:style style:name="fb_5f_dialog_5f_vert_5f_right" style:display-name="fb_dialog_vert_right" style:family="paragraph" style:parent-style-name="Standard">
      <style:paragraph-properties fo:margin-left="0in" fo:margin-right="-0.1043in" fo:margin-top="0.1945in" fo:margin-bottom="0.1945in" style:contextual-spacing="false" fo:text-indent="0in" style:auto-text-indent="false" fo:background-color="#525252">
        <style:background-image/>
      </style:paragraph-properties>
    </style:style>
    <style:style style:name="fb_5f_dialog_5f_horiz_5f_top" style:display-name="fb_dialog_horiz_top" style:family="paragraph" style:parent-style-name="Standard">
      <style:paragraph-properties fo:margin-top="0in" fo:margin-bottom="0.1945in" style:contextual-spacing="false" fo:background-color="#525252">
        <style:background-image/>
      </style:paragraph-properties>
    </style:style>
    <style:style style:name="fb_5f_dialog_5f_horiz_5f_bottom" style:display-name="fb_dialog_horiz_bottom" style:family="paragraph" style:parent-style-name="Standard">
      <style:paragraph-properties fo:margin-top="0.1945in" fo:margin-bottom="0in" style:contextual-spacing="false" fo:background-color="#525252">
        <style:background-image/>
      </style:paragraph-properties>
    </style:style>
    <style:style style:name="fb_5f_dialog_5f_iframe" style:display-name="fb_dialog_iframe" style:family="paragraph" style:parent-style-name="Standard">
      <style:paragraph-properties fo:margin-top="0.1945in" fo:margin-bottom="0.1945in" style:contextual-spacing="false" fo:line-height="0%"/>
    </style:style>
    <style:style style:name="fb_5f_button_5f_simple" style:display-name="fb_button_simple" style:family="paragraph" style:parent-style-name="Standard">
      <style:paragraph-properties fo:margin-top="0.1945in" fo:margin-bottom="0.1945in" style:contextual-spacing="false"/>
    </style:style>
    <style:style style:name="fb_5f_button_5f_simple_5f_rtl" style:display-name="fb_button_simple_rtl" style:family="paragraph" style:parent-style-name="Standard">
      <style:paragraph-properties fo:margin-top="0.1945in" fo:margin-bottom="0.1945in" style:contextual-spacing="false"/>
    </style:style>
    <style:style style:name="fb_5f_button" style:display-name="fb_button" style:family="paragraph" style:parent-style-name="Standard">
      <style:paragraph-properties fo:margin-top="0.1945in" fo:margin-bottom="0.1945in" style:contextual-spacing="false" fo:background-color="#29447e">
        <style:background-image/>
      </style:paragraph-properties>
    </style:style>
    <style:style style:name="fb_5f_button_5f_rtl" style:display-name="fb_button_rtl" style:family="paragraph" style:parent-style-name="Standard">
      <style:paragraph-properties fo:margin-top="0.1945in" fo:margin-bottom="0.1945in" style:contextual-spacing="false" fo:background-color="#29447e">
        <style:background-image/>
      </style:paragraph-properties>
    </style:style>
    <style:style style:name="fb_5f_button_5f_xlarge" style:display-name="fb_button_xlarge" style:family="paragraph" style:parent-style-name="Standard">
      <style:paragraph-properties fo:margin-top="0.1945in" fo:margin-bottom="0.1945in" style:contextual-spacing="false" style:line-height-at-least="0.3126in"/>
      <style:text-properties fo:font-size="18pt" style:font-size-asian="18pt" style:font-size-complex="18pt"/>
    </style:style>
    <style:style style:name="fb_5f_button_5f_xlarge_5f_rtl" style:display-name="fb_button_xlarge_rtl" style:family="paragraph" style:parent-style-name="Standard">
      <style:paragraph-properties fo:margin-top="0.1945in" fo:margin-bottom="0.1945in" style:contextual-spacing="false" style:line-height-at-least="0.3126in"/>
      <style:text-properties fo:font-size="18pt" style:font-size-asian="18pt" style:font-size-complex="18pt"/>
    </style:style>
    <style:style style:name="fb_5f_button_5f_large" style:display-name="fb_button_large" style:family="paragraph" style:parent-style-name="Standard">
      <style:paragraph-properties fo:margin-top="0.1945in" fo:margin-bottom="0.1945in" style:contextual-spacing="false" style:line-height-at-least="0.1665in"/>
      <style:text-properties fo:font-size="10pt" style:font-size-asian="10pt" style:font-size-complex="10pt"/>
    </style:style>
    <style:style style:name="fb_5f_button_5f_large_5f_rtl" style:display-name="fb_button_large_rtl" style:family="paragraph" style:parent-style-name="Standard">
      <style:paragraph-properties fo:margin-top="0.1945in" fo:margin-bottom="0.1945in" style:contextual-spacing="false" style:line-height-at-least="0.1665in"/>
      <style:text-properties fo:font-size="10pt" style:font-size-asian="10pt" style:font-size-complex="10pt"/>
    </style:style>
    <style:style style:name="fb_5f_button_5f_medium" style:display-name="fb_button_medium" style:family="paragraph" style:parent-style-name="Standard">
      <style:paragraph-properties fo:margin-top="0.1945in" fo:margin-bottom="0.1945in" style:contextual-spacing="false" style:line-height-at-least="0.1457in"/>
      <style:text-properties fo:font-size="8.5pt" style:font-size-asian="8.5pt" style:font-size-complex="8.5pt"/>
    </style:style>
    <style:style style:name="fb_5f_button_5f_medium_5f_rtl" style:display-name="fb_button_medium_rtl" style:family="paragraph" style:parent-style-name="Standard">
      <style:paragraph-properties fo:margin-top="0.1945in" fo:margin-bottom="0.1945in" style:contextual-spacing="false" style:line-height-at-least="0.1457in"/>
      <style:text-properties fo:font-size="8.5pt" style:font-size-asian="8.5pt" style:font-size-complex="8.5pt"/>
    </style:style>
    <style:style style:name="fb_5f_button_5f_text_5f_rtl" style:display-name="fb_button_text_rtl" style:family="paragraph" style:parent-style-name="Standard">
      <style:paragraph-properties fo:margin-left="0in" fo:margin-right="0.2291in" fo:margin-top="0.1945in" fo:margin-bottom="0.1945in" style:contextual-spacing="false" fo:text-indent="0in" style:auto-text-indent="false"/>
    </style:style>
    <style:style style:name="fb_5f_button_5f_small" style:display-name="fb_button_small" style:family="paragraph" style:parent-style-name="Standard">
      <style:paragraph-properties fo:margin-top="0.1945in" fo:margin-bottom="0.1945in" style:contextual-spacing="false" style:line-height-at-least="0.1043in"/>
      <style:text-properties fo:font-size="7.5pt" style:font-size-asian="7.5pt" style:font-size-complex="7.5pt"/>
    </style:style>
    <style:style style:name="fb_5f_button_5f_small_5f_rtl" style:display-name="fb_button_small_rtl" style:family="paragraph" style:parent-style-name="Standard">
      <style:paragraph-properties fo:margin-top="0.1945in" fo:margin-bottom="0.1945in" style:contextual-spacing="false" style:line-height-at-least="0.1043in"/>
      <style:text-properties fo:font-size="7.5pt" style:font-size-asian="7.5pt" style:font-size-complex="7.5pt"/>
    </style:style>
    <style:style style:name="fb_5f_share_5f_count" style:display-name="fb_share_count" style:family="paragraph" style:parent-style-name="Standard">
      <style:paragraph-properties fo:margin-top="0.1945in" fo:margin-bottom="0.1945in" style:contextual-spacing="false" fo:text-align="center" style:justify-single-word="false" fo:background-color="#b0b9ec">
        <style:background-image/>
      </style:paragraph-properties>
      <style:text-properties fo:color="#333333" style:font-name="Tahoma" style:font-name-complex="Tahoma"/>
    </style:style>
    <style:style style:name="fb_5f_share_5f_count_5f_inner" style:display-name="fb_share_count_inner" style:family="paragraph" style:parent-style-name="Standard">
      <style:paragraph-properties fo:margin-top="0.1945in" fo:margin-bottom="0.1945in" style:contextual-spacing="false" fo:background-color="#e8ebf2">
        <style:background-image/>
      </style:paragraph-properties>
    </style:style>
    <style:style style:name="fb_5f_share_5f_count_5f_right" style:display-name="fb_share_count_right" style:family="paragraph" style:parent-style-name="Standard">
      <style:paragraph-properties fo:margin-left="-0.0102in" fo:margin-right="0in" fo:margin-top="0.1945in" fo:margin-bottom="0.1945in" style:contextual-spacing="false" fo:text-indent="0in" style:auto-text-indent="false"/>
    </style:style>
    <style:style style:name="fb_5f_share_5f_count_5f_top" style:display-name="fb_share_count_top" style:family="paragraph" style:parent-style-name="Standard">
      <style:paragraph-properties fo:margin-top="0.1945in" fo:margin-bottom="0.0728in" style:contextual-spacing="false" style:line-height-at-least="0.3543in" fo:padding="0in" fo:border="0.74pt solid #0000ff"/>
      <style:text-properties fo:font-size="16.5pt" fo:letter-spacing="-0.0102in" style:font-size-asian="16.5pt" style:font-size-complex="16.5pt"/>
    </style:style>
    <style:style style:name="fb_5f_share_5f_count_5f_nub_5f_top" style:display-name="fb_share_count_nub_top" style:family="paragraph" style:parent-style-name="Standard"/>
    <style:style style:name="fb_5f_share_5f_count_5f_nub_5f_right" style:display-name="fb_share_count_nub_right" style:family="paragraph" style:parent-style-name="Standard">
      <style:paragraph-properties fo:margin-left="0in" fo:margin-right="0.0209in" fo:text-indent="0in" style:auto-text-indent="false" style:vertical-align="top"/>
    </style:style>
    <style:style style:name="fb_5f_share_5f_no_5f_count" style:display-name="fb_share_no_count" style:family="paragraph" style:parent-style-name="Standard">
      <style:paragraph-properties fo:margin-top="0.1945in" fo:margin-bottom="0.1945in" style:contextual-spacing="false"/>
      <style:text-properties text:display="none"/>
    </style:style>
    <style:style style:name="fb_5f_connect_5f_bar_5f_container" style:display-name="fb_connect_bar_container" style:family="paragraph" style:parent-style-name="Standard">
      <style:paragraph-properties fo:background-color="#3b5998" fo:padding="0in" fo:border-left="none" fo:border-right="none" fo:border-top="none" fo:border-bottom="0.74pt solid #000000">
        <style:background-image/>
      </style:paragraph-properties>
    </style:style>
    <style:style style:name="fb_5f_connect_5f_bar" style:display-name="fb_connect_bar" style:family="paragraph" style:parent-style-name="Standard">
      <style:paragraph-properties fo:margin-top="0.1945in" fo:margin-bottom="0.1945in" style:contextual-spacing="false"/>
      <style:text-properties style:font-name="Tahoma" fo:font-size="10pt" style:font-size-asian="10pt" style:font-name-complex="Tahoma" style:font-size-complex="10pt"/>
    </style:style>
    <style:style style:name="dialog_5f_title" style:display-name="dialog_title" style:family="paragraph" style:parent-style-name="Standard">
      <style:paragraph-properties fo:margin-top="0.1945in" fo:margin-bottom="0.1945in" style:contextual-spacing="false"/>
    </style:style>
    <style:style style:name="dialog_5f_content" style:display-name="dialog_content" style:family="paragraph" style:parent-style-name="Standard">
      <style:paragraph-properties fo:margin-top="0.1945in" fo:margin-bottom="0.1945in" style:contextual-spacing="false"/>
    </style:style>
    <style:style style:name="dialog_5f_footer" style:display-name="dialog_footer" style:family="paragraph" style:parent-style-name="Standard">
      <style:paragraph-properties fo:margin-top="0.1945in" fo:margin-bottom="0.1945in" style:contextual-spacing="false"/>
    </style:style>
    <style:style style:name="fb_5f_loader" style:display-name="fb_loader" style:family="paragraph" style:parent-style-name="Standard">
      <style:paragraph-properties fo:margin-top="0.1945in" fo:margin-bottom="0.1945in" style:contextual-spacing="false"/>
    </style:style>
    <style:style style:name="fb_5f_button_5f_text" style:display-name="fb_button_text" style:family="paragraph" style:parent-style-name="Standard">
      <style:paragraph-properties fo:margin-top="0.1945in" fo:margin-bottom="0.1945in" style:contextual-spacing="false"/>
    </style:style>
    <style:style style:name="fb_5f_buttons" style:display-name="fb_buttons" style:family="paragraph" style:parent-style-name="Standard">
      <style:paragraph-properties fo:margin-top="0.1945in" fo:margin-bottom="0.1945in" style:contextual-spacing="false"/>
    </style:style>
    <style:style style:name="dialog_5f_title1" style:display-name="dialog_title1"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1" style:display-name="dialog_content1"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1" style:display-name="dialog_footer1"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1" style:display-name="fb_loader1" style:family="paragraph" style:parent-style-name="Standard">
      <style:paragraph-properties fo:margin-left="-0.1665in" fo:margin-right="0in" fo:margin-top="0.1945in" fo:margin-bottom="0.1945in" style:contextual-spacing="false" fo:text-indent="0in" style:auto-text-indent="false"/>
    </style:style>
    <style:style style:name="fb_5f_button_5f_text1" style:display-name="fb_button_text1" style:family="paragraph" style:parent-style-name="Standard">
      <style:paragraph-properties fo:margin-left="0.2083in" fo:margin-right="0in" fo:text-indent="0in" style:auto-text-indent="false"/>
    </style:style>
    <style:style style:name="fb_5f_button_5f_text2" style:display-name="fb_button_text2" style:family="paragraph" style:parent-style-name="Standard">
      <style:paragraph-properties fo:margin-left="0in" fo:margin-right="0.1043in" fo:text-indent="0in" style:auto-text-indent="false"/>
    </style:style>
    <style:style style:name="fb_5f_button_5f_text3" style:display-name="fb_button_text3"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4" style:display-name="fb_button_text4"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5" style:display-name="fb_button_text5"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6" style:display-name="fb_button_text6"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7" style:display-name="fb_button_text7"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8" style:display-name="fb_button_text8"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9" style:display-name="fb_button_text9"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10" style:display-name="fb_button_text10"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11" style:display-name="fb_button_text11" style:family="paragraph" style:parent-style-name="Standard">
      <style:paragraph-properties fo:margin-left="0.3957in" fo:margin-right="0in" fo:margin-top="0.1945in" fo:margin-bottom="0.1945in" style:contextual-spacing="false" fo:text-indent="0in" style:auto-text-indent="false"/>
    </style:style>
    <style:style style:name="fb_5f_button_5f_text12" style:display-name="fb_button_text12" style:family="paragraph" style:parent-style-name="Standard">
      <style:paragraph-properties fo:margin-left="0in" fo:margin-right="0.4063in" fo:margin-top="0.1945in" fo:margin-bottom="0.1945in" style:contextual-spacing="false" fo:text-indent="0in" style:auto-text-indent="false"/>
    </style:style>
    <style:style style:name="fb_5f_button_5f_text13" style:display-name="fb_button_text13" style:family="paragraph" style:parent-style-name="Standard">
      <style:paragraph-properties fo:margin-left="0.25in" fo:margin-right="0in" fo:margin-top="0.1945in" fo:margin-bottom="0.1945in" style:contextual-spacing="false" fo:text-indent="0in" style:auto-text-indent="false"/>
    </style:style>
    <style:style style:name="fb_5f_button_5f_text14" style:display-name="fb_button_text14" style:family="paragraph" style:parent-style-name="Standard">
      <style:paragraph-properties fo:margin-left="0in" fo:margin-right="0.2602in" fo:margin-top="0.1945in" fo:margin-bottom="0.1945in" style:contextual-spacing="false" fo:text-indent="0in" style:auto-text-indent="false"/>
    </style:style>
    <style:style style:name="fb_5f_button_5f_text15" style:display-name="fb_button_text15" style:family="paragraph" style:parent-style-name="Standard">
      <style:paragraph-properties fo:margin-left="0in" fo:margin-right="0.2291in" fo:margin-top="0.1945in" fo:margin-bottom="0.1945in" style:contextual-spacing="false" fo:text-indent="0in" style:auto-text-indent="false"/>
    </style:style>
    <style:style style:name="fb_5f_button_5f_text16" style:display-name="fb_button_text16" style:family="paragraph" style:parent-style-name="Standard">
      <style:paragraph-properties fo:margin-left="0.1772in" fo:margin-right="0in" fo:margin-top="0.1945in" fo:margin-bottom="0.1945in" style:contextual-spacing="false" fo:text-indent="0in" style:auto-text-indent="false"/>
    </style:style>
    <style:style style:name="fb_5f_button_5f_text17" style:display-name="fb_button_text17"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1" style:display-name="fb_share_count_inner1"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2" style:display-name="fb_share_count_inner2"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3" style:display-name="fb_share_count_inner3"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4" style:display-name="fb_share_count_inner4"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1" style:display-name="fb_buttons1" style:family="paragraph" style:parent-style-name="Standard">
      <style:paragraph-properties fo:margin-top="0.0728in" fo:margin-bottom="0.1945in" style:contextual-spacing="false"/>
    </style:style>
    <style:style style:name="z-Top_20_of_20_Form" style:display-name="z-Top of Form"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74pt solid #000000"/>
      <style:text-properties style:font-name="Arial" fo:font-size="8pt" style:font-size-asian="8pt" style:font-name-complex="Arial" style:font-size-complex="8pt" text:display="none"/>
    </style:style>
    <style:style style:name="z-Bottom_20_of_20_Form" style:display-name="z-Bottom of Form" style:family="paragraph" style:parent-style-name="Standard" style:next-style-name="Standard">
      <style:paragraph-properties fo:text-align="center" style:justify-single-word="false" fo:padding-left="0in" fo:padding-right="0in" fo:padding-top="0.0138in" fo:padding-bottom="0in" fo:border-left="none" fo:border-right="none" fo:border-top="0.74pt solid #000000" fo:border-bottom="none"/>
      <style:text-properties style:font-name="Arial" fo:font-size="8pt" style:font-size-asian="8pt" style:font-name-complex="Arial" style:font-size-complex="8pt" text:display="none"/>
    </style:style>
    <style:style style:name="advanced-search" style:family="paragraph" style:parent-style-name="Standard">
      <style:paragraph-properties fo:margin-top="0.1945in" fo:margin-bottom="0.1945in" style:contextual-spacing="false"/>
    </style:style>
    <style:style style:name="byline" style:family="paragraph" style:parent-style-name="Standard">
      <style:paragraph-properties fo:margin-top="0.1945in" fo:margin-bottom="0.1945in" style:contextual-spacing="false"/>
    </style:style>
    <style:style style:name="photo-cutline" style:family="paragraph" style:parent-style-name="Standard">
      <style:paragraph-properties fo:margin-top="0.1945in" fo:margin-bottom="0.1945in" style:contextual-spacing="false"/>
    </style:style>
    <style:style style:name="story-keywords" style:family="paragraph" style:parent-style-name="Standard">
      <style:paragraph-properties fo:margin-top="0.1945in" fo:margin-bottom="0.1945in" style:contextual-spacing="false"/>
    </style:style>
    <style:style style:name="dd-box" style:family="paragraph" style:parent-style-name="Standard">
      <style:paragraph-properties fo:margin-top="0.1945in" fo:margin-bottom="0.2083in" style:contextual-spacing="false"/>
    </style:style>
    <style:style style:name="dialog_5f_title2" style:display-name="dialog_title2"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2" style:display-name="dialog_content2"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2" style:display-name="dialog_footer2"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2" style:display-name="fb_loader2" style:family="paragraph" style:parent-style-name="Standard">
      <style:paragraph-properties fo:margin-left="-0.1665in" fo:margin-right="0in" fo:margin-top="0.1945in" fo:margin-bottom="0.1945in" style:contextual-spacing="false" fo:text-indent="0in" style:auto-text-indent="false"/>
    </style:style>
    <style:style style:name="fb_5f_button_5f_text18" style:display-name="fb_button_text18" style:family="paragraph" style:parent-style-name="Standard">
      <style:paragraph-properties fo:margin-left="0.2083in" fo:margin-right="0in" fo:text-indent="0in" style:auto-text-indent="false"/>
    </style:style>
    <style:style style:name="fb_5f_button_5f_text19" style:display-name="fb_button_text19" style:family="paragraph" style:parent-style-name="Standard">
      <style:paragraph-properties fo:margin-left="0in" fo:margin-right="0.1043in" fo:text-indent="0in" style:auto-text-indent="false"/>
    </style:style>
    <style:style style:name="fb_5f_button_5f_text20" style:display-name="fb_button_text20"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21" style:display-name="fb_button_text21"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22" style:display-name="fb_button_text22"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23" style:display-name="fb_button_text23"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24" style:display-name="fb_button_text24"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5" style:display-name="fb_button_text25"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6" style:display-name="fb_button_text26"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7" style:display-name="fb_button_text27"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8" style:display-name="fb_button_text28" style:family="paragraph" style:parent-style-name="Standard">
      <style:paragraph-properties fo:margin-left="0.3957in" fo:margin-right="0in" fo:margin-top="0.1945in" fo:margin-bottom="0.1945in" style:contextual-spacing="false" fo:text-indent="0in" style:auto-text-indent="false"/>
    </style:style>
    <style:style style:name="fb_5f_button_5f_text29" style:display-name="fb_button_text29" style:family="paragraph" style:parent-style-name="Standard">
      <style:paragraph-properties fo:margin-left="0in" fo:margin-right="0.4063in" fo:margin-top="0.1945in" fo:margin-bottom="0.1945in" style:contextual-spacing="false" fo:text-indent="0in" style:auto-text-indent="false"/>
    </style:style>
    <style:style style:name="fb_5f_button_5f_text30" style:display-name="fb_button_text30" style:family="paragraph" style:parent-style-name="Standard">
      <style:paragraph-properties fo:margin-left="0.25in" fo:margin-right="0in" fo:margin-top="0.1945in" fo:margin-bottom="0.1945in" style:contextual-spacing="false" fo:text-indent="0in" style:auto-text-indent="false"/>
    </style:style>
    <style:style style:name="fb_5f_button_5f_text31" style:display-name="fb_button_text31" style:family="paragraph" style:parent-style-name="Standard">
      <style:paragraph-properties fo:margin-left="0in" fo:margin-right="0.2602in" fo:margin-top="0.1945in" fo:margin-bottom="0.1945in" style:contextual-spacing="false" fo:text-indent="0in" style:auto-text-indent="false"/>
    </style:style>
    <style:style style:name="fb_5f_button_5f_text32" style:display-name="fb_button_text32" style:family="paragraph" style:parent-style-name="Standard">
      <style:paragraph-properties fo:margin-left="0in" fo:margin-right="0.2291in" fo:margin-top="0.1945in" fo:margin-bottom="0.1945in" style:contextual-spacing="false" fo:text-indent="0in" style:auto-text-indent="false"/>
    </style:style>
    <style:style style:name="fb_5f_button_5f_text33" style:display-name="fb_button_text33" style:family="paragraph" style:parent-style-name="Standard">
      <style:paragraph-properties fo:margin-left="0.1772in" fo:margin-right="0in" fo:margin-top="0.1945in" fo:margin-bottom="0.1945in" style:contextual-spacing="false" fo:text-indent="0in" style:auto-text-indent="false"/>
    </style:style>
    <style:style style:name="fb_5f_button_5f_text34" style:display-name="fb_button_text34"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5" style:display-name="fb_share_count_inner5"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6" style:display-name="fb_share_count_inner6"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7" style:display-name="fb_share_count_inner7"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8" style:display-name="fb_share_count_inner8"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2" style:display-name="fb_buttons2" style:family="paragraph" style:parent-style-name="Standard">
      <style:paragraph-properties fo:margin-top="0.0728in" fo:margin-bottom="0.1945in" style:contextual-spacing="false"/>
    </style:style>
    <style:style style:name="prwrap" style:family="paragraph" style:parent-style-name="Standard"/>
    <style:style style:name="dialog_5f_title3" style:display-name="dialog_title3"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3" style:display-name="dialog_content3"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3" style:display-name="dialog_footer3"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3" style:display-name="fb_loader3" style:family="paragraph" style:parent-style-name="Standard">
      <style:paragraph-properties fo:margin-left="-0.1665in" fo:margin-right="0in" fo:margin-top="0.1945in" fo:margin-bottom="0.1945in" style:contextual-spacing="false" fo:text-indent="0in" style:auto-text-indent="false"/>
    </style:style>
    <style:style style:name="fb_5f_button_5f_text35" style:display-name="fb_button_text35" style:family="paragraph" style:parent-style-name="Standard">
      <style:paragraph-properties fo:margin-left="0.2083in" fo:margin-right="0in" fo:text-indent="0in" style:auto-text-indent="false"/>
    </style:style>
    <style:style style:name="fb_5f_button_5f_text36" style:display-name="fb_button_text36" style:family="paragraph" style:parent-style-name="Standard">
      <style:paragraph-properties fo:margin-left="0in" fo:margin-right="0.1043in" fo:text-indent="0in" style:auto-text-indent="false"/>
    </style:style>
    <style:style style:name="fb_5f_button_5f_text37" style:display-name="fb_button_text37"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38" style:display-name="fb_button_text38"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39" style:display-name="fb_button_text39"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40" style:display-name="fb_button_text40"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41" style:display-name="fb_button_text41"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2" style:display-name="fb_button_text42"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3" style:display-name="fb_button_text43"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4" style:display-name="fb_button_text44"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5" style:display-name="fb_button_text45" style:family="paragraph" style:parent-style-name="Standard">
      <style:paragraph-properties fo:margin-left="0.3957in" fo:margin-right="0in" fo:margin-top="0.1945in" fo:margin-bottom="0.1945in" style:contextual-spacing="false" fo:text-indent="0in" style:auto-text-indent="false"/>
    </style:style>
    <style:style style:name="fb_5f_button_5f_text46" style:display-name="fb_button_text46" style:family="paragraph" style:parent-style-name="Standard">
      <style:paragraph-properties fo:margin-left="0in" fo:margin-right="0.4063in" fo:margin-top="0.1945in" fo:margin-bottom="0.1945in" style:contextual-spacing="false" fo:text-indent="0in" style:auto-text-indent="false"/>
    </style:style>
    <style:style style:name="fb_5f_button_5f_text47" style:display-name="fb_button_text47" style:family="paragraph" style:parent-style-name="Standard">
      <style:paragraph-properties fo:margin-left="0.25in" fo:margin-right="0in" fo:margin-top="0.1945in" fo:margin-bottom="0.1945in" style:contextual-spacing="false" fo:text-indent="0in" style:auto-text-indent="false"/>
    </style:style>
    <style:style style:name="fb_5f_button_5f_text48" style:display-name="fb_button_text48" style:family="paragraph" style:parent-style-name="Standard">
      <style:paragraph-properties fo:margin-left="0in" fo:margin-right="0.2602in" fo:margin-top="0.1945in" fo:margin-bottom="0.1945in" style:contextual-spacing="false" fo:text-indent="0in" style:auto-text-indent="false"/>
    </style:style>
    <style:style style:name="fb_5f_button_5f_text49" style:display-name="fb_button_text49" style:family="paragraph" style:parent-style-name="Standard">
      <style:paragraph-properties fo:margin-left="0in" fo:margin-right="0.2291in" fo:margin-top="0.1945in" fo:margin-bottom="0.1945in" style:contextual-spacing="false" fo:text-indent="0in" style:auto-text-indent="false"/>
    </style:style>
    <style:style style:name="fb_5f_button_5f_text50" style:display-name="fb_button_text50" style:family="paragraph" style:parent-style-name="Standard">
      <style:paragraph-properties fo:margin-left="0.1772in" fo:margin-right="0in" fo:margin-top="0.1945in" fo:margin-bottom="0.1945in" style:contextual-spacing="false" fo:text-indent="0in" style:auto-text-indent="false"/>
    </style:style>
    <style:style style:name="fb_5f_button_5f_text51" style:display-name="fb_button_text51"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9" style:display-name="fb_share_count_inner9"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10" style:display-name="fb_share_count_inner10"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11" style:display-name="fb_share_count_inner11"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12" style:display-name="fb_share_count_inner12"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3" style:display-name="fb_buttons3" style:family="paragraph" style:parent-style-name="Standard">
      <style:paragraph-properties fo:margin-top="0.0728in" fo:margin-bottom="0.1945in" style:contextual-spacing="false"/>
    </style:style>
    <style:style style:name="container_5f_12" style:display-name="container_12" style:family="paragraph" style:parent-style-name="Standard">
      <style:paragraph-properties fo:margin-top="0.1945in" fo:margin-bottom="0.1945in" style:contextual-spacing="false"/>
    </style:style>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2z0" style:family="text">
      <style:text-properties style:font-name="Symbol" fo:font-size="11pt" style:font-size-asian="11pt" style:font-name-complex="Symbol" style:font-size-complex="11pt"/>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fo:font-size="10pt"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Symbol" fo:font-size="10pt" style:font-size-asian="10pt" style:font-name-complex="Symbol"/>
    </style:style>
    <style:style style:name="WW8Num7z1" style:family="text">
      <style:text-properties style:font-name="Courier New" fo:font-size="10pt" style:font-size-asian="10pt" style:font-name-complex="Courier New"/>
    </style:style>
    <style:style style:name="WW8Num7z2" style:family="text">
      <style:text-properties style:font-name="Wingdings" fo:font-size="10pt" style:font-size-asian="10pt" style:font-name-complex="Wingdings"/>
    </style:style>
    <style:style style:name="WW8Num8z0" style:family="text">
      <style:text-properties style:font-name="Symbol" fo:font-size="10pt" style:font-size-asian="10pt" style:font-name-complex="Symbol"/>
    </style:style>
    <style:style style:name="WW8Num8z1" style:family="text">
      <style:text-properties style:font-name="Courier New" fo:font-size="10pt" style:font-size-asian="10pt" style:font-name-complex="Courier New"/>
    </style:style>
    <style:style style:name="WW8Num8z2" style:family="text">
      <style:text-properties style:font-name="Wingdings" fo:font-size="10pt" style:font-size-asian="10pt" style:font-name-complex="Wingdings"/>
    </style:style>
    <style:style style:name="WW8Num9z0" style:family="text">
      <style:text-properties style:font-name="Symbol" fo:font-size="10pt" style:font-size-asian="10pt" style:font-name-complex="Symbol"/>
    </style:style>
    <style:style style:name="WW8Num9z1" style:family="text">
      <style:text-properties style:font-name="Courier New" fo:font-size="10pt" style:font-size-asian="10pt" style:font-name-complex="Courier New"/>
    </style:style>
    <style:style style:name="WW8Num9z2" style:family="text">
      <style:text-properties style:font-name="Wingdings" fo:font-size="10pt" style:font-size-asian="10pt" style:font-name-complex="Wingdings"/>
    </style:style>
    <style:style style:name="WW8Num10z0" style:family="text">
      <style:text-properties style:font-name="Symbol" fo:font-size="10pt" style:font-size-asian="10pt" style:font-name-complex="Symbol"/>
    </style:style>
    <style:style style:name="WW8Num10z1" style:family="text">
      <style:text-properties style:font-name="Courier New" fo:font-size="10pt" style:font-size-asian="10pt" style:font-name-complex="Courier New"/>
    </style:style>
    <style:style style:name="WW8Num10z2" style:family="text">
      <style:text-properties style:font-name="Wingdings" fo:font-size="10pt" style:font-size-asian="10pt" style:font-name-complex="Wingdings"/>
    </style:style>
    <style:style style:name="WW8Num11z0" style:family="text">
      <style:text-properties style:font-name="Symbol" fo:font-size="10pt" style:font-size-asian="10pt" style:font-name-complex="Symbol"/>
    </style:style>
    <style:style style:name="WW8Num11z1" style:family="text">
      <style:text-properties style:font-name="Courier New" fo:font-size="10pt" style:font-size-asian="10pt" style:font-name-complex="Courier New"/>
    </style:style>
    <style:style style:name="WW8Num11z2" style:family="text">
      <style:text-properties style:font-name="Wingdings" fo:font-size="10pt" style:font-size-asian="10pt" style:font-name-complex="Wingdings"/>
    </style:style>
    <style:style style:name="WW8Num12z0" style:family="text">
      <style:text-properties style:font-name="Symbol" fo:font-size="10pt" style:font-size-asian="10pt" style:font-name-complex="Symbol"/>
    </style:style>
    <style:style style:name="WW8Num12z1" style:family="text">
      <style:text-properties style:font-name="Courier New" fo:font-size="10pt" style:font-size-asian="10pt" style:font-name-complex="Courier New"/>
    </style:style>
    <style:style style:name="WW8Num12z2" style:family="text">
      <style:text-properties style:font-name="Wingdings" fo:font-size="10pt" style:font-size-asian="10pt" style:font-name-complex="Wingdings"/>
    </style:style>
    <style:style style:name="WW8Num13z0" style:family="text">
      <style:text-properties style:font-name="Symbol" fo:font-size="10pt" style:font-size-asian="10pt" style:font-name-complex="Symbol"/>
    </style:style>
    <style:style style:name="WW8Num13z1" style:family="text">
      <style:text-properties style:font-name="Courier New" fo:font-size="10pt" style:font-size-asian="10pt" style:font-name-complex="Courier New"/>
    </style:style>
    <style:style style:name="WW8Num13z2" style:family="text">
      <style:text-properties style:font-name="Wingdings" fo:font-size="10pt" style:font-size-asian="10pt" style:font-name-complex="Wingdings"/>
    </style:style>
    <style:style style:name="WW8Num14z0" style:family="text">
      <style:text-properties style:font-name="Symbol" fo:font-size="10pt" style:font-size-asian="10pt" style:font-name-complex="Symbol"/>
    </style:style>
    <style:style style:name="WW8Num14z1" style:family="text">
      <style:text-properties style:font-name="Courier New" fo:font-size="10pt" style:font-size-asian="10pt" style:font-name-complex="Courier New"/>
    </style:style>
    <style:style style:name="WW8Num14z2" style:family="text">
      <style:text-properties style:font-name="Wingdings" fo:font-size="10pt" style:font-size-asian="10pt" style:font-name-complex="Wingdings"/>
    </style:style>
    <style:style style:name="WW8Num15z0" style:family="text">
      <style:text-properties style:font-name="Symbol" fo:font-size="10pt" style:font-size-asian="10pt" style:font-name-complex="Symbol"/>
    </style:style>
    <style:style style:name="WW8Num15z1" style:family="text">
      <style:text-properties style:font-name="Courier New" fo:font-size="10pt" style:font-size-asian="10pt" style:font-name-complex="Courier New"/>
    </style:style>
    <style:style style:name="WW8Num15z2" style:family="text">
      <style:text-properties style:font-name="Wingdings" fo:font-size="10pt" style:font-size-asian="10pt" style:font-name-complex="Wingdings"/>
    </style:style>
    <style:style style:name="WW8Num16z0" style:family="text">
      <style:text-properties style:font-name="Symbol" fo:font-size="10pt" style:font-size-asian="10pt" style:font-name-complex="Symbol"/>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17z0" style:family="text">
      <style:text-properties style:font-name="Symbol" fo:font-size="10pt" style:font-size-asian="10pt" style:font-name-complex="Symbol"/>
    </style:style>
    <style:style style:name="WW8Num17z1" style:family="text">
      <style:text-properties style:font-name="Courier New" fo:font-size="10pt" style:font-size-asian="10pt" style:font-name-complex="Courier New"/>
    </style:style>
    <style:style style:name="WW8Num17z2" style:family="text">
      <style:text-properties style:font-name="Wingdings" fo:font-size="10pt" style:font-size-asian="10pt" style:font-name-complex="Wingdings"/>
    </style:style>
    <style:style style:name="Default_20_Paragraph_20_Font" style:display-name="Default Paragraph Font" style:family="text"/>
    <style:style style:name="Body_20_Text_20_2_20_Char" style:display-name="Body Text 2 Char" style:family="text" style:parent-style-name="Default_20_Paragraph_20_Font">
      <style:text-properties fo:font-size="12pt" style:font-size-asian="12pt" style:font-size-complex="12pt"/>
    </style:style>
    <style:style style:name="Heading_20_1_20_Char" style:display-name="Heading 1 Char" style:family="text" style:parent-style-name="Default_20_Paragraph_20_Font">
      <style:text-properties fo:font-size="24pt" fo:font-weight="bold" style:letter-kerning="true" style:font-size-asian="24pt" style:font-weight-asian="bold" style:font-size-complex="24pt" style:font-weight-complex="bold"/>
    </style:style>
    <style:style style:name="Heading_20_2_20_Char" style:display-name="Heading 2 Char" style:family="text" style:parent-style-name="Default_20_Paragraph_20_Font">
      <style:text-properties fo:font-size="18pt" fo:font-weight="bold" style:font-size-asian="18pt" style:font-weight-asian="bold" style:font-size-complex="18pt" style:font-weight-complex="bold"/>
    </style:style>
    <style:style style:name="Heading_20_3_20_Char" style:display-name="Heading 3 Char" style:family="text" style:parent-style-name="Default_20_Paragraph_20_Font">
      <style:text-properties fo:font-size="13.5pt" fo:font-weight="bold" style:font-size-asian="13.5pt" style:font-weight-asian="bold" style:font-size-complex="13.5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z-Top_20_of_20_Form_20_Char" style:display-name="z-Top of Form Char" style:family="text" style:parent-style-name="Default_20_Paragraph_20_Font">
      <style:text-properties style:font-name="Arial" fo:font-size="8pt" style:font-size-asian="8pt" style:font-name-complex="Arial" style:font-size-complex="8pt" text:display="none"/>
    </style:style>
    <style:style style:name="z-Bottom_20_of_20_Form_20_Char" style:display-name="z-Bottom of Form Char" style:family="text" style:parent-style-name="Default_20_Paragraph_20_Font">
      <style:text-properties style:font-name="Arial" fo:font-size="8pt" style:font-size-asian="8pt" style:font-name-complex="Arial" style:font-size-complex="8pt" text:display="none"/>
    </style:style>
    <style:style style:name="bookmark" style:family="text" style:parent-style-name="Default_20_Paragraph_20_Font"/>
    <style:style style:name="author" style:family="text" style:parent-style-name="Default_20_Paragraph_20_Font"/>
    <style:style style:name="fn" style:family="text" style:parent-style-name="Default_20_Paragraph_20_Font"/>
    <style:style style:name="hide" style:family="text" style:parent-style-name="Default_20_Paragraph_20_Font"/>
    <style:style style:name="org" style:family="text" style:parent-style-name="Default_20_Paragraph_20_Font"/>
    <style:style style:name="updated" style:family="text" style:parent-style-name="Default_20_Paragraph_20_Font"/>
    <style:style style:name="clear" style:family="text" style:parent-style-name="Default_20_Paragraph_20_Font"/>
    <style:style style:name="child-typ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buttontext1"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8752in" fo:margin-bottom="0.75in" fo:margin-left="1in" fo:margin-right="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 am an experienced leader with progressively responsible positions in higher education</dc:title>
    <meta:initial-creator>Dr. Steve Atkins</meta:initial-creator>
    <meta:creation-date>2012-10-03T12:06:00</meta:creation-date>
    <dc:creator>Steve Atkins</dc:creator>
    <dc:date>2012-10-03T12:06:00</dc:date>
    <meta:print-date>2011-04-20T10:25:00</meta:print-date>
    <meta:editing-cycles>2</meta:editing-cycles>
    <meta:editing-duration>PT8M</meta:editing-duration>
    <meta:document-statistic meta:table-count="0" meta:image-count="0" meta:object-count="0" meta:page-count="3" meta:paragraph-count="23" meta:word-count="1638" meta:character-count="10831" meta:non-whitespace-character-count="9213"/>
    <meta:generator>LibreOffice/4.1.1.2$Windows_x86 LibreOffice_project/7e4286b58adc75a14f6d83f53a03b6c11fa2903</meta:generator>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